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2" style:family="paragraph" style:parent-style-name="Standard">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3" style:family="paragraph" style:parent-style-name="Heading_20_1" style:list-style-name="L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5" style:family="paragraph" style:parent-style-name="Text_20_body" style:list-style-name="WWNum1">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6" style:family="paragraph" style:parent-style-name="Text_20_body">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7" style:family="paragraph" style:parent-style-name="Heading_20_1" style:list-style-name="L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 style:family="paragraph" style:parent-style-name="Heading_20_3" style:list-style-name="L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 style:family="paragraph" style:parent-style-name="Text_20_body">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10" style:family="paragraph" style:parent-style-name="Heading_20_3" style:list-style-name="L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1" style:family="paragraph" style:parent-style-name="Heading_20_3" style:list-style-name="L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2" style:family="paragraph" style:parent-style-name="Heading_20_1" style:list-style-name="L5">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3" style:family="paragraph" style:parent-style-name="Heading_20_3" style:list-style-name="L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4" style:family="paragraph" style:parent-style-name="Heading_20_3" style:list-style-name="L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5" style:family="paragraph" style:parent-style-name="Heading_20_4" style:list-style-name="L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6" style:family="paragraph" style:parent-style-name="Heading_20_3" style:list-style-name="L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7" style:family="paragraph" style:parent-style-name="Heading_20_4" style:list-style-name="L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8" style:family="paragraph" style:parent-style-name="Text_20_body">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19" style:family="paragraph" style:parent-style-name="Heading_20_4" style:list-style-name="L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0" style:family="paragraph" style:parent-style-name="Heading_20_1" style:list-style-name="L10">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21" style:family="paragraph" style:parent-style-name="Heading_20_3" style:list-style-name="L1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2" style:family="paragraph" style:parent-style-name="Heading_20_4" style:list-style-name="L11">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3" style:family="paragraph" style:parent-style-name="Heading_20_4" style:list-style-name="L1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4" style:family="paragraph" style:parent-style-name="Heading_20_3" style:list-style-name="L1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5" style:family="paragraph" style:parent-style-name="Heading_20_4" style:list-style-name="L14">
      <style:text-properties fo:color="#000000" loext:opacity="100%" style:font-name="Liberation Sans" fo:font-size="13.5pt" fo:language="de" fo:country="DE" fo:font-style="italic" fo:font-weight="bold" officeooo:paragraph-rsid="001c2b0e" style:font-name-asian="Droid Sans Fallback" style:font-name-complex="Droid Sans Devanagari" style:font-size-complex="13.5pt" style:language-complex="hi" style:country-complex="IN" style:script-type="latin"/>
    </style:style>
    <style:style style:name="P26" style:family="paragraph" style:parent-style-name="Text_20_body">
      <style:text-properties officeooo:rsid="001e0abd" officeooo:paragraph-rsid="001e0abd"/>
    </style:style>
    <style:style style:name="P27" style:family="paragraph" style:parent-style-name="Heading_20_4" style:list-style-name="L14">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8" style:family="paragraph" style:parent-style-name="Text_20_body">
      <style:text-properties officeooo:rsid="002220e9" officeooo:paragraph-rsid="002220e9"/>
    </style:style>
    <style:style style:name="P29" style:family="paragraph" style:parent-style-name="Heading_20_3" style:list-style-name="L1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0" style:family="paragraph" style:parent-style-name="Heading_20_4" style:list-style-name="L16">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1" style:family="paragraph" style:parent-style-name="Heading_20_4" style:list-style-name="L1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2"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cript-type="latin"/>
    </style:style>
    <style:style style:name="P33" style:family="paragraph" style:parent-style-name="Heading_20_1" style:list-style-name="L1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34" style:family="paragraph" style:parent-style-name="Heading_20_3" style:list-style-name="L1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5" style:family="paragraph" style:parent-style-name="Text_20_body">
      <style:text-properties fo:color="#3465a4"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36" style:family="paragraph" style:parent-style-name="Heading_20_4" style:list-style-name="L1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7" style:family="paragraph" style:parent-style-name="Text_20_body">
      <style:text-properties fo:font-style="normal" officeooo:rsid="001fe0ee" officeooo:paragraph-rsid="001fe0ee" style:font-style-asian="normal" style:font-style-complex="normal"/>
    </style:style>
    <style:style style:name="P38" style:family="paragraph" style:parent-style-name="Text_20_body">
      <style:text-properties fo:color="#000000" loext:opacity="100%" style:font-name="Liberation Serif" fo:font-size="12pt" fo:language="de" fo:country="DE" fo:font-style="normal" officeooo:rsid="001c2b0e" officeooo:paragraph-rsid="001c2b0e" style:font-name-asian="Droid Sans Fallback" style:font-style-asian="normal" style:font-name-complex="Droid Sans Devanagari" style:font-size-complex="12pt" style:language-complex="hi" style:country-complex="IN" style:font-style-complex="normal" style:script-type="latin"/>
    </style:style>
    <style:style style:name="P39" style:family="paragraph" style:parent-style-name="Text_20_body">
      <style:text-properties fo:color="#000000" loext:opacity="100%" style:font-name="Liberation Serif" fo:font-size="12pt" fo:language="de" fo:country="DE" fo:font-style="normal" officeooo:rsid="0020a8f7" officeooo:paragraph-rsid="0020a8f7" style:font-name-asian="Droid Sans Fallback" style:font-style-asian="normal" style:font-name-complex="Droid Sans Devanagari" style:font-size-complex="12pt" style:language-complex="hi" style:country-complex="IN" style:font-style-complex="normal" style:script-type="latin"/>
    </style:style>
    <style:style style:name="P40" style:family="paragraph" style:parent-style-name="Heading_20_3" style:list-style-name="L2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1" style:family="paragraph" style:parent-style-name="Text_20_body">
      <style:text-properties fo:language="de" fo:country="DE" officeooo:rsid="00144fb9" officeooo:paragraph-rsid="00144fb9" style:language-complex="hi" style:country-complex="IN" style:script-type="latin"/>
    </style:style>
    <style:style style:name="P42" style:family="paragraph" style:parent-style-name="Heading_20_3" style:list-style-name="L2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3" style:family="paragraph" style:parent-style-name="Text_20_body">
      <style:text-properties officeooo:rsid="0025329d" officeooo:paragraph-rsid="0025329d"/>
    </style:style>
    <style:style style:name="P44" style:family="paragraph" style:parent-style-name="Text_20_body">
      <style:text-properties officeooo:rsid="00259a79" officeooo:paragraph-rsid="00259a79"/>
    </style:style>
    <style:style style:name="P45" style:family="paragraph" style:parent-style-name="Text_20_body">
      <style:text-properties officeooo:rsid="0027f395" officeooo:paragraph-rsid="0027f395"/>
    </style:style>
    <style:style style:name="P46" style:family="paragraph" style:parent-style-name="Standard">
      <loext:graphic-properties draw:fill="solid" draw:fill-color="#1e1f22"/>
      <style:paragraph-properties fo:background-color="#1e1f22" fo:padding="0in" fo:border="none" style:shadow="none"/>
    </style:style>
    <style:style style:name="P47" style:family="paragraph" style:parent-style-name="Standard">
      <style:text-properties fo:color="#000000" loext:opacity="100%" style:font-name="Liberation Serif" fo:font-size="12pt" fo:language="de" fo:country="DE" officeooo:rsid="00259a79" officeooo:paragraph-rsid="00259a79" style:font-name-asian="Droid Sans Fallback" style:font-name-complex="Droid Sans Devanagari" style:font-size-complex="12pt" style:language-complex="hi" style:country-complex="IN" style:script-type="latin"/>
    </style:style>
    <style:style style:name="P48" style:family="paragraph" style:parent-style-name="Heading_20_1" style:list-style-name="L2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9" style:family="paragraph" style:parent-style-name="Heading_20_3" style:list-style-name="L2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0" style:family="paragraph" style:parent-style-name="Table_20_Contents">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51" style:family="paragraph" style:parent-style-name="Table_20_Contents">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52" style:family="paragraph" style:parent-style-name="Heading_20_3" style:list-style-name="L2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3" style:family="paragraph" style:parent-style-name="Heading_20_3" style:list-style-name="L2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4" style:family="paragraph" style:parent-style-name="Heading_20_3" style:list-style-name="L2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5" style:family="paragraph" style:parent-style-name="Heading_20_3" style:list-style-name="L2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6" style:family="paragraph" style:parent-style-name="Heading_20_3" style:list-style-name="L2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7" style:family="paragraph" style:parent-style-name="Heading_20_1" style:list-style-name="L2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58" style:family="paragraph" style:parent-style-name="Heading_20_3" style:list-style-name="L2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9" style:family="paragraph" style:parent-style-name="Table_20_Contents">
      <style:text-properties fo:color="#000000" loext:opacity="100%" style:font-name="Liberation Serif" fo:font-size="12pt" fo:language="de" fo:country="DE" fo:font-weight="bold" style:font-name-asian="Droid Sans Fallback" style:font-name-complex="Droid Sans Devanagari" style:font-size-complex="12pt" style:language-complex="hi" style:country-complex="IN" style:script-type="latin"/>
    </style:style>
    <style:style style:name="P60" style:family="paragraph" style:parent-style-name="Standard">
      <style:text-properties style:use-window-font-color="true" loext:opacity="0%" style:font-name="Liberation Serif" fo:font-size="12pt" fo:language="de" fo:country="DE" fo:font-weight="normal" fo:background-color="transparent" style:font-name-asian="Droid Sans Fallback" style:font-name-complex="Droid Sans Devanagari" style:font-size-complex="12pt" style:language-complex="hi" style:country-complex="IN" style:script-type="latin"/>
    </style:style>
    <style:style style:name="P61" style:family="paragraph" style:parent-style-name="Table_20_Contents">
      <style:text-properties style:use-window-font-color="true" loext:opacity="0%" style:font-name="Liberation Serif" fo:font-size="12pt" fo:language="de" fo:country="DE" fo:background-color="transparent" style:font-name-asian="Droid Sans Fallback" style:font-name-complex="Droid Sans Devanagari" style:font-size-complex="12pt" style:language-complex="hi" style:country-complex="IN" style:script-type="latin"/>
    </style:style>
    <style:style style:name="P62" style:family="paragraph" style:parent-style-name="Table_20_Contents">
      <style:text-properties fo:font-variant="normal" fo:text-transform="none" style:use-window-font-color="true" loext:opacity="0%" style:font-name="Liberation Serif" fo:font-size="12pt" fo:letter-spacing="normal" fo:language="de" fo:country="DE" fo:font-style="normal" fo:font-weight="normal" fo:background-color="transparent" style:font-name-asian="Droid Sans Fallback" style:font-name-complex="Droid Sans Devanagari" style:font-size-complex="12pt" style:language-complex="hi" style:country-complex="IN" style:script-type="latin"/>
    </style:style>
    <style:style style:name="P63" style:family="paragraph" style:parent-style-name="Standard">
      <style:text-properties style:use-window-font-color="true" loext:opacity="0%" style:font-name="Droid Sans Mono" fo:font-size="10.5pt" fo:language="de" fo:country="DE" fo:font-weight="normal" fo:background-color="transparent" style:font-name-asian="Droid Sans Fallback" style:font-name-complex="Droid Sans Devanagari" style:font-size-complex="12pt" style:language-complex="hi" style:country-complex="IN" style:script-type="latin"/>
    </style:style>
    <style:style style:name="P64" style:family="paragraph" style:parent-style-name="Heading_20_3" style:list-style-name="L2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5" style:family="paragraph" style:parent-style-name="Heading_20_3" style:list-style-name="L3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6" style:family="paragraph" style:parent-style-name="Heading_20_3" style:list-style-name="L3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7" style:family="paragraph" style:parent-style-name="Heading_20_4" style:list-style-name="L3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68" style:family="paragraph" style:parent-style-name="Heading_20_3" style:list-style-name="L3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9" style:family="paragraph" style:parent-style-name="Standard">
      <style:text-properties fo:language="de" fo:country="DE" style:language-complex="hi" style:country-complex="IN" style:script-type="latin"/>
    </style:style>
    <style:style style:name="P70" style:family="paragraph" style:parent-style-name="Text_20_body">
      <style:text-properties fo:color="#000000" loext:opacity="100%" style:font-name="Liberation Serif" fo:font-size="12pt" fo:language="de" fo:country="DE" officeooo:rsid="000fe0ab" officeooo:paragraph-rsid="000fe0ab" style:font-name-asian="Droid Sans Fallback" style:font-name-complex="Droid Sans Devanagari" style:font-size-complex="12pt" style:language-complex="hi" style:country-complex="IN" style:script-type="latin"/>
    </style:style>
    <style:style style:name="P71" style:family="paragraph" style:parent-style-name="Heading_20_1" style:list-style-name="L34">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72" style:family="paragraph" style:parent-style-name="Heading_20_3" style:list-style-name="L3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3" style:family="paragraph" style:parent-style-name="Heading_20_3" style:list-style-name="L35">
      <style:text-properties fo:color="#000000" loext:opacity="100%" style:font-name="Liberation Sans" fo:font-size="14pt" fo:language="de" fo:country="DE" fo:font-style="normal" fo:font-weight="bold" style:font-name-asian="Droid Sans Fallback" style:font-name-complex="Droid Sans Devanagari" style:font-size-complex="14pt" style:language-complex="hi" style:country-complex="IN" style:script-type="latin"/>
    </style:style>
    <style:style style:name="P74" style:family="paragraph" style:parent-style-name="Heading_20_1" style:list-style-name="L36">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75" style:family="paragraph" style:parent-style-name="Heading_20_3" style:list-style-name="L3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6" style:family="paragraph" style:parent-style-name="Text_20_body">
      <style:text-properties fo:language="de" fo:country="DE" officeooo:rsid="001698c2" officeooo:paragraph-rsid="001698c2" style:language-complex="hi" style:country-complex="IN" style:script-type="latin"/>
    </style:style>
    <style:style style:name="P77" style:family="paragraph" style:parent-style-name="Text_20_body">
      <style:text-properties fo:language="de" fo:country="DE" officeooo:rsid="00188991" officeooo:paragraph-rsid="00188991" style:language-complex="hi" style:country-complex="IN" style:script-type="latin"/>
    </style:style>
    <style:style style:name="P78" style:family="paragraph" style:parent-style-name="Text_20_body">
      <style:text-properties fo:language="de" fo:country="DE" officeooo:rsid="00198685" officeooo:paragraph-rsid="00198685" style:language-complex="hi" style:country-complex="IN" style:script-type="latin"/>
    </style:style>
    <style:style style:name="P79" style:family="paragraph" style:parent-style-name="Heading_20_3" style:list-style-name="L3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T19" style:family="text">
      <style:text-properties fo:font-size="24pt" style:font-size-complex="24pt"/>
    </style:style>
    <style:style style:name="T20" style:family="text">
      <style:text-properties fo:font-style="italic"/>
    </style:style>
    <style:style style:name="T21" style:family="text">
      <style:text-properties fo:color="#3465a4" loext:opacity="100%"/>
    </style:style>
    <style:style style:name="T22" style:family="text">
      <style:text-properties fo:color="#3465a4" loext:opacity="100%" fo:font-style="italic"/>
    </style:style>
    <style:style style:name="T23" style:family="text">
      <style:text-properties style:font-name="Liberation Sans" fo:font-size="14pt" fo:font-weight="bold" style:font-name-asian="Droid Sans Fallback" style:font-name-complex="Droid Sans Devanagari" style:font-size-complex="14pt"/>
    </style:style>
    <style:style style:name="T24" style:family="text">
      <style:text-properties fo:font-style="normal"/>
    </style:style>
    <style:style style:name="T25" style:family="text">
      <style:text-properties style:use-window-font-color="true" loext:opacity="0%" fo:font-family="'JetBrains Mono'" fo:font-size="10pt" fo:font-style="normal" fo:font-weight="normal" style:font-family-complex="'JetBrains Mono'"/>
    </style:style>
    <style:style style:name="T26" style:family="text">
      <style:text-properties officeooo:rsid="001f04e8"/>
    </style:style>
    <style:style style:name="T27" style:family="text">
      <style:text-properties officeooo:rsid="0020a8f7"/>
    </style:style>
    <style:style style:name="T28" style:family="text">
      <style:text-properties officeooo:rsid="00256bcc"/>
    </style:style>
    <style:style style:name="T29" style:family="text">
      <style:text-properties officeooo:rsid="0028315c"/>
    </style:style>
    <style:style style:name="T30"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31" style:family="text">
      <style:text-properties fo:color="#cf8e6d" loext:opacity="100%" fo:font-family="'JetBrains Mono'" fo:font-size="10pt" fo:font-style="normal" fo:font-weight="normal" style:font-size-asian="10pt" style:font-style-asian="normal" style:font-weight-asian="normal"/>
    </style:style>
    <style:style style:name="T32" style:family="text">
      <style:text-properties fo:color="#bcbec4" loext:opacity="100%" fo:font-family="'JetBrains Mono'" fo:font-size="10pt" fo:font-style="normal" fo:font-weight="normal" style:font-size-asian="10pt" style:font-style-asian="normal" style:font-weight-asian="normal"/>
    </style:style>
    <style:style style:name="T33" style:family="text">
      <style:text-properties fo:color="#b3ae60" loext:opacity="100%" fo:font-family="'JetBrains Mono'" fo:font-size="10pt" fo:font-style="normal" fo:font-weight="normal" style:font-size-asian="10pt" style:font-style-asian="normal" style:font-weight-asian="normal"/>
    </style:style>
    <style:style style:name="T34" style:family="text">
      <style:text-properties fo:color="#56a8f5" loext:opacity="100%" fo:font-family="'JetBrains Mono'" fo:font-size="10pt" fo:font-style="normal" fo:font-weight="normal" style:font-size-asian="10pt" style:font-style-asian="normal" style:font-weight-asian="normal"/>
    </style:style>
    <style:style style:name="T35" style:family="text">
      <style:text-properties fo:color="#6aab73" loext:opacity="100%" fo:font-family="'JetBrains Mono'" fo:font-size="10pt" fo:font-style="normal" fo:font-weight="normal" style:font-size-asian="10pt" style:font-style-asian="normal" style:font-weight-asian="normal"/>
    </style:style>
    <style:style style:name="T36" style:family="text">
      <style:text-properties fo:color="#bcbec4" loext:opacity="100%" fo:font-family="'JetBrains Mono'" fo:font-size="10pt" fo:font-style="italic" fo:font-weight="normal" style:font-size-asian="10pt" style:font-style-asian="italic" style:font-weight-asian="normal"/>
    </style:style>
    <style:style style:name="T37" style:family="text">
      <style:text-properties fo:color="#c77dbb" loext:opacity="100%" fo:font-family="'JetBrains Mono'" fo:font-size="10pt" fo:font-style="normal" fo:font-weight="normal" style:font-size-asian="10pt" style:font-style-asian="normal" style:font-weight-asian="normal"/>
    </style:style>
    <style:style style:name="T38" style:family="text">
      <style:text-properties fo:color="#bcbec4" loext:opacity="100%" fo:font-size="10pt" style:font-size-asian="10pt"/>
    </style:style>
    <style:style style:name="T39" style:family="text">
      <style:text-properties fo:color="#2aacb8" loext:opacity="100%" fo:font-family="'JetBrains Mono'" fo:font-size="10pt" fo:font-style="normal" fo:font-weight="normal" style:font-size-asian="10pt" style:font-style-asian="normal" style:font-weight-asian="normal"/>
    </style:style>
    <style:style style:name="T40" style:family="text">
      <style:text-properties fo:color="#000000" loext:opacity="100%" fo:font-style="normal"/>
    </style:style>
    <style:style style:name="T41" style:family="text">
      <style:text-properties style:use-window-font-color="true" loext:opacity="0%" style:font-name="Liberation Serif1" fo:background-color="transparent" loext:char-shading-value="0" style:font-family-asian="'Nimbus Mono PS'" style:font-family-complex="'Nimbus Mono PS'"/>
    </style:style>
    <style:style style:name="T42" style:family="text">
      <style:text-properties fo:font-weight="bold"/>
    </style:style>
    <style:style style:name="T43" style:family="text">
      <style:text-properties style:font-name="Droid Sans Mono" fo:font-size="10.5pt"/>
    </style:style>
    <style:style style:name="T44" style:family="text">
      <style:text-properties style:font-name="Droid Sans Mono" fo:font-size="10.5pt" fo:font-weight="normal"/>
    </style:style>
    <style:style style:name="T45" style:family="text">
      <style:text-properties fo:font-family="apple-system" fo:font-size="10.5pt"/>
    </style:style>
    <style:style style:name="T46" style:family="text">
      <style:text-properties fo:font-variant="normal" fo:text-transform="none" fo:font-family="apple-system" fo:font-size="10.5pt" fo:letter-spacing="normal" fo:font-style="normal" fo:font-weight="normal"/>
    </style:style>
    <style:style style:name="T47" style:family="text">
      <style:text-properties fo:font-style="italic"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23fa5b" style:font-style-asian="normal" style:font-style-complex="normal"/>
    </style:style>
    <style:style style:name="T50" style:family="text">
      <style:text-properties officeooo:rsid="001698c2"/>
    </style:style>
    <style:style style:name="T51" style:family="text">
      <style:text-properties fo:font-weight="normal" style:font-weight-asian="normal" style:font-weight-complex="normal"/>
    </style:style>
    <style:style style:name="T52" style:family="text">
      <style:text-properties officeooo:rsid="00188991"/>
    </style:style>
    <style:style style:name="T53" style:family="text">
      <style:text-properties officeooo:rsid="00198685"/>
    </style:style>
    <style:style style:name="T54" style:family="text">
      <style:text-properties officeooo:rsid="001aeef0"/>
    </style:style>
    <style:style style:name="T55" style:family="text">
      <style:text-properties officeooo:rsid="001af31a"/>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
      <text:p text:style-name="P2">Name: Lawall, Tobias und Hennemann, Finn<text:line-break/>Martrikelnummer: [MNR]</text:p>
      <text:p text:style-name="P2"/>
      <text:p text:style-name="P2"/>
      <text:p text:style-name="P2">Abgabedatum: [DATUM]</text:p>
      <text:p text:style-name="P2"/>
      <text:list text:style-name="L1">
        <text:list-item>
          <text:p text:style-name="P3"/>
        </text:list-item>
      </text:list>
      <text:p text:style-name="P4">Allgemeine Anmerkungen: <text:span text:style-name="T20"/></text:p>
      <text:list text:style-name="WWNum1">
        <text:list-item>
          <text:p text:style-name="P5">es darf nicht auf andere Kapitel als Leistungsnachweis verwiesen werden (z.B. in der Form “XY wurde schon in Kapitel 2 behandelt, daher hier keine Ausführung”)<text:span text:style-name="T20"/></text:p>
        </text:list-item>
        <text:list-item>
          <text:p text:style-name="P5">alles muss in UTF-8 codiert sein (Text und Code)<text:span text:style-name="T20"/></text:p>
        </text:list-item>
        <text:list-item>
          <text:p text:style-name="P5">sollten mündliche Aussagen den schriftlichen Aufgaben widersprechen, gelten die schriftlichen Aufgaben (ggf. an Anpassung der schriftlichen Aufgaben erinnern!)<text:span text:style-name="T20"/></text:p>
        </text:list-item>
        <text:list-item>
          <text:p text:style-name="P5">alles muss ins Repository (Code, Ausarbeitung und alles was damit zusammenhängt)<text:span text:style-name="T20"/></text:p>
        </text:list-item>
        <text:list-item>
          <text:p text:style-name="P5">die Beispiele sollten wenn möglich vom aktuellen Stand genommen werden<text:span text:style-name="T20"/></text:p>
          <text:list>
            <text:list-item>
              <text:p text:style-name="P5">finden sich dort keine entsprechenden Beispiele, dürfen auch ältere Commits unter Verweis auf den Commit verwendet werden <text:span text:style-name="T20"/></text:p>
            </text:list-item>
            <text:list-item>
              <text:p text:style-name="P5">Ausnahme: beim Kapitel “Refactoring” darf von vorne herein aus allen Ständen frei gewählt werden (mit Verweis auf den entsprechenden Commit)<text:span text:style-name="T20"/></text:p>
            </text:list-item>
          </text:list>
        </text:list-item>
        <text:list-item>
          <text:p text:style-name="P5">falls verlangte Negativ-Beispiele nicht vorhanden sind, müssen entsprechend mehr Positiv-Beispiele gebracht werden<text:span text:style-name="T20"/></text:p>
          <text:list>
            <text:list-item>
              <text:p text:style-name="P5">Achtung: werden im Code entsprechende Negativ-Beispiele gefunden, gibt es keine Punkte für die zusätzlichen Positiv-Beispiele<text:span text:style-name="T20"/></text:p>
            </text:list-item>
            <text:list-item>
              <text:p text:style-name="P5">Beispiele<text:span text:style-name="T20"/></text:p>
              <text:list>
                <text:list-item>
                  <text:p text:style-name="P5">“Nennen Sie jeweils eine Klasse, die das SRP einhält bzw. verletzt.”<text:span text:style-name="T20"/></text:p>
                  <text:list>
                    <text:list-item>
                      <text:p text:style-name="P5">Antwort: Es gibt keine Klasse, die SRP verletzt, daher hier 2 Klassen, die SRP einhalten: [Klasse 1], [Klasse 2]<text:span text:style-name="T20"/></text:p>
                    </text:list-item>
                    <text:list-item>
                      <text:p text:style-name="P5">Bewertung: falls im Code tatsächlich keine Klasse das SRP verletzt: volle Punktzahl ODER falls im Code mind. eine Klasse SRP verletzt: halbe Punktzahl<text:span text:style-name="T20"/></text:p>
                    </text:list-item>
                  </text:list>
                </text:list-item>
              </text:list>
            </text:list-item>
          </text:list>
        </text:list-item>
        <text:list-item>
          <text:p text:style-name="P5">verlangte Positiv-Beispiele müssen gebracht werden<text:span text:style-name="T20"/></text:p>
        </text:list-item>
        <text:list-item>
          <text:p text:style-name="P5">Code-Beispiel = Code in das Dokument kopieren<text:span text:style-name="T20"/></text:p>
        </text:list-item>
      </text:list>
      <text:p text:style-name="P6"><text:span text:style-name="T20"/></text:p>
      <text:p text:style-name="P6"><text:span text:style-name="T20"/></text:p>
      <text:list text:style-name="L2">
        <text:list-item>
          <text:p text:style-name="P7">Kapitel 1: Einführung</text:p>
        </text:list-item>
        <text:list-item>
          <text:p text:style-name="P8">Übersicht über die Applikation</text:p>
        </text:list-item>
      </text:list>
      <text:p text:style-name="P9">Spyter ist ein Programm, um das Schnelle Abtippen von Texten zu trainieren. Man erhält eine „Übung“ (einen Text) und muss das Angezeigte möglichst schnell selber tippen. Am Ende werden Statistiken bzgl. Fehler und Geschwindigkeit angezeigt. </text:p>
      <text:p text:style-name="P9">Außerdem kann eine Übung auch mit mehreren Teilnehmenden im Wettbewerb durchgeführt werden. <text:soft-page-break/>Dabei bearbeiten alle die gleiche Übung gleichzeitig, sodass abschließende Statistiken verglichen werden können.</text:p>
      <text:list text:style-name="L3">
        <text:list-item>
          <text:p text:style-name="P10">Wie startet man die Applikation?</text:p>
        </text:list-item>
      </text:list>
      <text:p text:style-name="P6"><text:span text:style-name="T21">[Wie startet man die Applikation? Welche Voraussetzungen werden benötigt? Schritt-für-Schritt-Anleitung]</text:span><text:span text:style-name="T22"/></text:p>
      <text:list text:style-name="L4">
        <text:list-item>
          <text:p text:style-name="P11">Wie testet man die Applikation?</text:p>
        </text:list-item>
      </text:list>
      <text:p text:style-name="P6"><text:span text:style-name="T21">[Wie testet man die Applikation? Welche Voraussetzungen werden benötigt? Schritt-für-Schritt-Anleitung]</text:span><text:span text:style-name="T22"/></text:p>
      <text:p text:style-name="P6"><text:span text:style-name="T22"/></text:p>
      <text:list text:style-name="L5">
        <text:list-item>
          <text:p text:style-name="P12">Kapitel 2: Clean Architecture</text:p>
        </text:list-item>
        <text:list-item>
          <text:p text:style-name="P13">Was ist Clean Architecture?</text:p>
        </text:list-item>
      </text:list>
      <text:p text:style-name="P9"><text:span text:style-name="T22">[allgemeine Beschreibung der Clean Architecture in eigenen Worten]</text:span><text:span text:style-name="T22"/></text:p>
      <text:p text:style-name="P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p>
      <text:p text:style-name="P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list text:style-name="L6">
        <text:list-item>
          <text:p text:style-name="P14">Analyse der Dependency Rule</text:p>
        </text:list-item>
      </text:list>
      <text:p text:style-name="P6"><text:span text:style-name="T21">[(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2"/></text:p>
      <text:list text:style-name="L7">
        <text:list-item>
          <text:p text:style-name="P15">Positiv-Beispiel: Dependency Rule</text:p>
        </text:list-item>
        <text:list-item>
          <text:p text:style-name="P15">Negativ-Beispiel: Dependency Rule</text:p>
        </text:list-item>
        <text:list-item>
          <text:p text:style-name="P16">Analyse der Schichten<text:span text:style-name="T23"/></text:p>
        </text:list-item>
      </text:list>
      <text:p text:style-name="P6"><text:span text:style-name="T21">[jeweils 1 Klasse zu 2 unterschiedlichen Schichten der Clean-Architecture: jeweils UML der Klasse (ggf. auch zusammenspielenden Klassen), Beschreibung der Aufgabe, Einordnung mit Begründung in die Clean-Architecture]</text:span><text:span text:style-name="T22"/></text:p>
      <text:list text:style-name="L8">
        <text:list-item>
          <text:p text:style-name="P17">Schicht: Domain</text:p>
        </text:list-item>
      </text:list>
      <text:p text:style-name="P9"><text:soft-page-break/>Klasse: SpyterCharacter</text:p>
      <text:p text:style-name="P9">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p>
      <text:p text:style-name="P6">Warum in der Domain Schicht?<text:span text:style-name="T20"/></text:p>
      <text:p text:style-name="P18">Diese Klasse ist ein Value Object und stellt einen elementaren Teil der Domain dar. Es wird sichergestellt, das die genutzten Zeichen in der Domain zulässig sind und weitere Attribute (Trennzeichen, etc.) enthalten. Somit muss diese Klasse in der Domain liegen. <text:span text:style-name="T24"/></text:p>
      <text:p text:style-name="P6"><text:span text:style-name="T21">[UML]</text:span><text:span text:style-name="T22"/></text:p>
      <text:list text:style-name="L9">
        <text:list-item>
          <text:p text:style-name="P19">Schicht: Plugin</text:p>
        </text:list-item>
      </text:list>
      <text:p text:style-name="P9">Klasse: CharacterDomainImpl</text:p>
      <text:p text:style-name="P9">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9">Generell bietet diese Klasse die implementierte Schnittstelle der CharacterDomain (in der Domain Schicht) um die Umwandlung von Java-Characters zu Domain-Internen Zeichen zu ermöglichen. </text:p>
      <text:p text:style-name="P6">Warum in der Plugin Schicht?<text:span text:style-name="T20"/></text:p>
      <text:p text:style-name="P18">Der Inhalt dieser Klasse hängt stark von Tastatur-Layouts und üblicherweise genutzten Zeichen ab. Dementsprechend wird erwartet, dass mit der Zeit Änderungen vorgenommen werden müssen. Somit eignet sich die Einordnung in die Plugin Schicht. <text:span text:style-name="T24"/></text:p>
      <text:p text:style-name="P6"><text:span text:style-name="T21">[UML]</text:span><text:span text:style-name="T22"/></text:p>
      <text:list text:style-name="L10">
        <text:list-item>
          <text:p text:style-name="P20">Kapitel 3: SOLID</text:p>
        </text:list-item>
        <text:list-item>
          <text:p text:style-name="P21">Analyse Single-Responsibility-Principle (SRP)</text:p>
        </text:list-item>
      </text:list>
      <text:p text:style-name="P6"><text:span text:style-name="T21">[jeweils eine Klasse als positives und negatives Beispiel für SRP; <text:s/>jeweils UML der Klasse und Beschreibung der Aufgabe bzw. der Aufgaben und möglicher Lösungsweg des Negativ-Beispiels (inkl. UML)]</text:span><text:span text:style-name="T22"/></text:p>
      <text:list text:style-name="L11">
        <text:list-item>
          <text:p text:style-name="P22">Positiv-Beispiel</text:p>
        </text:list-item>
      </text:list>
      <text:p text:style-name="P9">Klasse: <text:span text:style-name="T25">TypedCharacter</text:span></text:p>
      <text:p text:style-name="P2">Diese Klasse stellt ein geschriebenes Zeichen dar und enthält das entsprechende Zeichen und den dazugehörigen CorrectionType. Somit ist der einzige Nutzen, den Korrekturzustand eines Zeichens in <text:soft-page-break/>einem Text während einer Übung zu speichern. </text:p>
      <text:list text:style-name="L12">
        <text:list-item>
          <text:p text:style-name="P23">Negativ-Beispiel</text:p>
        </text:list-item>
      </text:list>
      <text:p text:style-name="P9">Klasse: CharacterDomainImpl (Interface: CharacterDomain)</text:p>
      <text:p text:style-name="P9">Aufgaben: Diese Klasse hat die Aufgaben zu überprüfen, ob ein Zeichn in der Domäne zugelassen ist oder nicht, sowie festzuhalten, ob es sich dabei um ein Trennzeichen handelt und wie viele Tastenanschläge nötig sind, um das Zeichen zu tippen. </text:p>
      <text:p text:style-name="P9">Lösungsweg: Um die Aufgaben zu trennen, können die Aufgaben der Tastenanschlagzahl pro Zeichen, sowie die, ob es sich um ein Trennzeichen handelt jeweils ausgelagert werden. </text:p>
      <text:list text:style-name="L13">
        <text:list-item>
          <text:p text:style-name="P24">Analyse Open-Closed-Principle (OCP)</text:p>
        </text:list-item>
      </text:list>
      <text:p text:style-name="P6"><text:span text:style-name="T21">[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2"/></text:p>
      <text:list text:style-name="L14">
        <text:list-item>
          <text:p text:style-name="P25">Positiv-Beispiel</text:p>
        </text:list-item>
      </text:list>
      <text:p text:style-name="P26">Klasse: Exercise</text:p>
      <text:p text:style-name="P26">Die Exercise Klasse stellt den validen Zustand sicher, während man eine<text:span text:style-name="T26">n Text abtippt (also eine Tippübung </text:span>durchführt<text:span text:style-name="T26">)</text:span>. <text:span text:style-name="T26">Dabei gibt es allerding mehrere Möglichkeiten, wie mit einem Fehler umgegangen werden soll. Die unterschiedlichen Strategien sind in den Implementierungen des Corrector-Interfaces realisiert. Da die Exercise Klasse irgendeine dieser Implementierungen erwartet, nutzt sie nur das Interface. Somit ist diese Klasse offen für weitere Strategien (also Implementierungen des Corrector-Interfaces). </text:span></text:p>
      <text:list text:continue-numbering="true" text:style-name="L14">
        <text:list-item>
          <text:p text:style-name="P27">Negativ-Beispiel</text:p>
        </text:list-item>
      </text:list>
      <text:p text:style-name="P28">Klasse: SimpleTerminalIO</text:p>
      <text:p text:style-name="P28">Diese Klasse ist ein Plugin und abstrahiert einfache Ein-/Ausgaben im Terminal. Der Scanner und PrintStream werden innerhalb der Klasse instanziiert, sodass es von außen keine Möglichkeit gibt, eine andere Implementierung zu nutzen. </text:p>
      <text:list text:style-name="L15">
        <text:list-item>
          <text:p text:style-name="P29">Analyse Liskov-Substitution- (LSP), Interface-Segreggation- (ISP), Dependency-Inversion-Principle (DIP)</text:p>
        </text:list-item>
      </text:list>
      <text:p text:style-name="P6"><text:span text:style-name="T21">[jeweils eine Klasse als positives und negatives Beispiel für entweder LSP oder ISP oder DIP); <text:s/>jeweils UML der Klasse und Begründung, warum man hier das Prinzip erfüllt/nicht erfüllt wird]</text:span><text:span text:style-name="T22"/></text:p>
      <text:p text:style-name="P6"><text:span text:style-name="T21">[Anm.: es darf nur ein Prinzip ausgewählt werden; es darf NICHT z.B. ein positives Beispiel für LSP und ein negatives Beispiel für ISP genommen werden]</text:span><text:span text:style-name="T22"/></text:p>
      <text:list text:style-name="L16">
        <text:list-item>
          <text:p text:style-name="P30">Positiv-Beispiel (Dependency-Inversion-Principle)</text:p>
        </text:list-item>
      </text:list>
      <text:p text:style-name="P9">Klasse: CharacterDomainImpl (Interface: CharacterDomain)</text:p>
      <text:p text:style-name="P9"><text:soft-page-break/>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9">In der Plugin Schicht liegt eine Implementierung dieses Inerfaces (CharacterDomainImpl). Trotzdem wird das Interface schon in der Domain-Schicht aufgerufen (beispielsweise in der SpyterCharacter Klasse).</text:p>
      <text:list text:style-name="L17">
        <text:list-item>
          <text:p text:style-name="P31">Negativ-Beispiel</text:p>
        </text:list-item>
      </text:list>
      <text:p text:style-name="P32">Klasse: TextProgress (genutzt in Exercise)</text:p>
      <text:p text:style-name="P32">Um ein Objekt der Klasse Exercise zu erzeugen muss ein Objekt der Klasse TextProgress übergeben werden. Da hier kein Interface sondern eine Instanz einer expliziten Klasse erwartet wird, die in der gleichen Schicht implementiert ist, ist das DIP nicht erfüllt. </text:p>
      <text:list text:style-name="L18">
        <text:list-item>
          <text:p text:style-name="P33">Kapitel 4: Weitere Prinzipien</text:p>
        </text:list-item>
        <text:list-item>
          <text:p text:style-name="P34">Analyse GRASP: Geringe Kopplung</text:p>
        </text:list-item>
      </text:list>
      <text:p text:style-name="P35">[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list text:style-name="L19">
        <text:list-item>
          <text:p text:style-name="P36">Positiv-Beispiel</text:p>
        </text:list-item>
      </text:list>
      <text:p text:style-name="P37">Klasse: KeyStrokeCount</text:p>
      <text:p text:style-name="P37">Diese Klasse abstrahiert die Anzahl der getippten Tasten in der Domäne. Die einzigen Abhängigkeiten laut import Liste sind zur Java Standardbibliothek (Objects und Optional).</text:p>
      <text:p text:style-name="P37">Abhängigkeiten zu solchen Paketen sind durchaus nicht zu vernachlässigen – trotzdem sind es (1) sehr wenige und (2) sehr elementare Funktionalitäten, die sich auf das Allgemeine Verhalten von Objekten in Java beziehen.</text:p>
      <text:list text:continue-numbering="true" text:style-name="L19">
        <text:list-item>
          <text:p text:style-name="P36">Negativ-Beispiel</text:p>
        </text:list-item>
      </text:list>
      <text:p text:style-name="P38">Klasse: <text:span text:style-name="T27">RunExercise</text:span></text:p>
      <text:p text:style-name="P39">Diese Klasse hat implementiert den Workflow, eine Übung durchzuführen. Dabei bestehen folgende Abhängigkeiten:</text:p>
      <text:p text:style-name="P39">Zur RunningExerciseUI, um das Frontend zu steuern. Da das ein Interface darstellt, ist es eher weniger problematisch</text:p>
      <text:p text:style-name="P39">Zur Exercise Klasse, um den Zustand der Übung zu steuern. Hier ist die Kopplung sehr hoch, da die Exercise Klasse direkt angesprochen wird und viele Funktionalitäten genutzt werden. Diese Kopplung ist hier aber auch gewollt, da die RunExercise genau die Aufgabe hat, den Zustand einer Exercise <text:soft-page-break/>Instanz zu verändern.</text:p>
      <text:p text:style-name="P39">Zur SpyterCharacter Klasse, um Zeichen in der Domäne verarbeiten kann. Diese Abhängigkeit ist ebenfalls schwer zu vermeiden, da sie ein zentrales Value-Object der Domäne ist.</text:p>
      <text:p text:style-name="P39">Zur Java Optionals, da mit optionalen Rückgabewerten gearbeitet wird. Da es sich hier um eine Funktion der Programmiersprache handelt, die der Strukturierung des Quellcodes dient, ist diese Abhängigkeit ebenfalls schwer vermeidbar.</text:p>
      <text:p text:style-name="P39">Zum java.time Paket mit Duration und Instant, um die Zeit einer Übung zu messen. Dieser Aspekt hätte durch die Domäne abstrahiert werden sollen. Es handelt sich dabei zwar nur zu Abhängigkeiten zur Standardbibliothek, trotzdem fügen sie zusätzliche Komplexität hinzu, wenn der Aspekt der Zeitmessung durch eine Klasse abstrahiert werden würde. </text:p>
      <text:list text:style-name="L20">
        <text:list-item>
          <text:p text:style-name="P40">Analyse GRASP: Hohe Kohäsion</text:p>
        </text:list-item>
      </text:list>
      <text:p text:style-name="P6"><text:span text:style-name="T21">[eine Klasse als positives Beispiel hoher Kohäsion; UML Diagramm und Begründung, warum die Kohäsion hoch ist]</text:span><text:span text:style-name="T22"/></text:p>
      <text:p text:style-name="P41">Klasse: Exercise</text:p>
      <text:p text:style-name="P41">Die Klasse Exercise stellt die semantische Konsistenz sicher, während eine Tippübung durchgeführt wird. Die einzigen Attribute sind ein Corrector und ein TextProgress Objekt. Letzteres ist dafür da, den Fortschritt der Übung aufzuzeichnen, während ersterer genutzt wird, um bei jedem getippten Zeichen zu erfragen welches Verhalten an die Instanz zu übermitteln ist, die die Übung durchführt.</text:p>
      <text:p text:style-name="P41">Die Kohäsion ist hoch, da beide Attribute voll und ganz dem einen Zentralen Zweck der Klasse dienen: Sicherstellen, dass die Übung korrekt durchgeführt bzw. ausgewertet werden kann.</text:p>
      <text:list text:style-name="L21">
        <text:list-item>
          <text:p text:style-name="P42">Don’t Repeat Yourself (DRY)</text:p>
        </text:list-item>
      </text:list>
      <text:p text:style-name="P9"><text:span text:style-name="T22">[ein Commit angeben, bei dem duplizierter Code/duplizierte Logik aufgelöst wurde; Code-Beispiele (vorher/nachher); begründen und Auswirkung beschreiben]</text:span><text:span text:style-name="T22"/></text:p>
      <text:p text:style-name="P43">Pull-Request-ID: #36</text:p>
      <text:p text:style-name="P43">Merge-Commit: &lt;<text:span text:style-name="T28">noch ergänzen</text:span>&gt;</text:p>
      <text:p text:style-name="P44">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Durch diese Änderung wurde eine Test-Helper Klasse angelegt, die diese Fake-Implementierung für alle Tests aus der Domain-Schicht bereitstellt. Diese Änderung bezieht sich speziell auf Tests der Domain Schicht.</text:p>
      <text:p text:style-name="P45">Somit ist bei allen Tests in der Domain Schicht, die einen Fake der CharacterDomain benötigen klar, dass sie sich auf die gleichen Eigenschaften beziehen. <text:span text:style-name="T29">Bei Änderungen des Interfaces muss außerdem nur die eine Implementierung angepasst werden.</text:span></text:p>
      <text:p text:style-name="Heading_20_4">Vorher:</text:p>
      <text:p text:style-name="P46" loext:marker-style-name="T30"><text:soft-page-break/><text:span text:style-name="T31">class </text:span><text:span text:style-name="T32">SpyterCharacterTest {<text:line-break/><text:line-break/> </text:span><text:span text:style-name="T33">@Test<text:line-break/> </text:span><text:span text:style-name="T31">void </text:span><text:span text:style-name="T34">getValue</text:span><text:span text:style-name="T32">() {<text:line-break/> <text:s text:c="7"/></text:span><text:span text:style-name="T31">char </text:span><text:span text:style-name="T32">c = </text:span><text:span text:style-name="T35">'a'</text:span><text:span text:style-name="T32">;<text:line-break/> <text:s text:c="7"/>SpyterCharacter spyterCharacter = SpyterCharacter.</text:span><text:span text:style-name="T36">tryFrom</text:span><text:span text:style-name="T32">(</text:span><text:span text:style-name="T31">new </text:span><text:span text:style-name="T32">MockCharacterDomain(c), c).get();<text:line-break/> <text:s text:c="7"/></text:span><text:span text:style-name="T31">assert</text:span><text:span text:style-name="T32">(c == spyterCharacter.getValue());<text:line-break/> <text:s text:c="3"/>}<text:line-break/><text:line-break/> <text:s text:c="3"/></text:span><text:span text:style-name="T31">class </text:span><text:span text:style-name="T32">MockCharacterDomain </text:span><text:span text:style-name="T31">implements </text:span><text:span text:style-name="T32">CharacterDomain {<text:line-break/> <text:s text:c="7"/></text:span><text:span text:style-name="T31">char </text:span><text:span text:style-name="T37">character</text:span><text:span text:style-name="T32">;<text:line-break/><text:line-break/> <text:s text:c="7"/></text:span><text:span text:style-name="T31">public </text:span><text:span text:style-name="T34">MockCharacterDomain</text:span><text:span text:style-name="T32">(</text:span><text:span text:style-name="T31">char </text:span><text:span text:style-name="T32">allowedCharacter) {<text:line-break/> <text:s text:c="11"/></text:span><text:span text:style-name="T31">this</text:span><text:span text:style-name="T32">.</text:span><text:span text:style-name="T37">character </text:span><text:span text:style-name="T32">= allowedCharacter;<text:line-break/> <text:s text:c="7"/>}<text:line-break/><text:line-break/> <text:s text:c="7"/></text:span><text:span text:style-name="T33">@Override<text:line-break/> <text:s text:c="7"/></text:span><text:span text:style-name="T31">public boolean </text:span><text:span text:style-name="T34">isDelimiter</text:span><text:span text:style-name="T32">(</text:span><text:span text:style-name="T31">char </text:span><text:span text:style-name="T32">character) {<text:line-break/> <text:s text:c="11"/></text:span><text:span text:style-name="T31">throw new </text:span><text:span text:style-name="T32">UnsupportedOperationException(</text:span><text:span text:style-name="T35">"Not implemented"</text:span><text:span text:style-name="T32">);<text:line-break/> <text:s text:c="7"/>}<text:line-break/><text:line-break/> <text:s text:c="7"/></text:span><text:span text:style-name="T33">@Override<text:line-break/> <text:s text:c="7"/></text:span><text:span text:style-name="T31">public boolean </text:span><text:span text:style-name="T34">isDomainCharacter</text:span><text:span text:style-name="T32">(</text:span><text:span text:style-name="T31">char </text:span><text:span text:style-name="T32">character) {<text:line-break/> <text:s text:c="11"/></text:span><text:span text:style-name="T31">return </text:span><text:span text:style-name="T32">character == </text:span><text:span text:style-name="T31">this</text:span><text:span text:style-name="T32">.</text:span><text:span text:style-name="T37">character</text:span><text:span text:style-name="T32">;<text:line-break/> <text:s text:c="7"/>}<text:line-break/><text:line-break/> <text:s text:c="7"/></text:span><text:span text:style-name="T33">@Override<text:line-break/> <text:s text:c="7"/></text:span><text:span text:style-name="T31">public </text:span><text:span text:style-name="T32">KeyStrokeCount </text:span><text:span text:style-name="T34">keyStrokeOfCharacter</text:span><text:span text:style-name="T32">(SpyterCharacter character) {<text:line-break/> <text:s text:c="11"/></text:span><text:span text:style-name="T31">throw new </text:span><text:span text:style-name="T32">UnsupportedOperationException(</text:span><text:span text:style-name="T35">"Not implemented"</text:span><text:span text:style-name="T32">);<text:line-break/> <text:s text:c="7"/>}<text:line-break/> <text:s text:c="3"/>}<text:line-break/>}</text:span></text:p>
      <text:p text:style-name="P2"/>
      <text:p text:style-name="P46" loext:marker-style-name="T30"><text:span text:style-name="T38"><text:line-break/></text:span><text:span text:style-name="T31">class </text:span><text:span text:style-name="T32">SpyterTextTest {<text:line-break/><text:line-break/><text:line-break/> <text:s text:c="3"/></text:span><text:span text:style-name="T33">@Test<text:line-break/> <text:s text:c="3"/></text:span><text:span text:style-name="T31">void </text:span><text:span text:style-name="T34">getWords</text:span><text:span text:style-name="T32">() {<text:line-break/> <text:s text:c="7"/>SpyterText text = </text:span><text:span text:style-name="T31">new </text:span><text:span text:style-name="T32">SpyterText(</text:span><text:span text:style-name="T31">new </text:span><text:span text:style-name="T32">MockCharacterDomain(), </text:span><text:span text:style-name="T35">"ab cd"</text:span><text:span text:style-name="T32">);<text:line-break/> <text:s text:c="7"/>List&lt;SpyterCharacter&gt; characters = text.getCharacters();<text:line-break/> <text:s text:c="7"/>List&lt;SpyterWord&gt; expectedWords = List.</text:span><text:span text:style-name="T36">of</text:span><text:span text:style-name="T32">(<text:line-break/> <text:s text:c="15"/></text:span><text:span text:style-name="T31">new </text:span><text:span text:style-name="T32">SpyterWord(List.</text:span><text:span text:style-name="T36">of</text:span><text:span text:style-name="T32">(characters.get(</text:span><text:span text:style-name="T39">0</text:span><text:span text:style-name="T32">), characters.get(</text:span><text:span text:style-name="T39">1</text:span><text:span text:style-name="T32">), characters.get(</text:span><text:span text:style-name="T39">2</text:span><text:span text:style-name="T32">))),<text:line-break/> <text:s text:c="15"/></text:span><text:span text:style-name="T31">new </text:span><text:span text:style-name="T32">SpyterWord(List.</text:span><text:span text:style-name="T36">of</text:span><text:span text:style-name="T32">(characters.get(</text:span><text:span text:style-name="T39">3</text:span><text:span text:style-name="T32">), characters.get(</text:span><text:span text:style-name="T39">4</text:span><text:span text:style-name="T32">)))<text:line-break/> <text:s text:c="7"/>);<text:line-break/> <text:s text:c="7"/></text:span><text:span text:style-name="T31">assert</text:span><text:span text:style-name="T32">(text.getWords().equals(expectedWords));<text:line-break/> <text:s text:c="3"/>}<text:line-break/><text:line-break/> <text:s text:c="3"/></text:span><text:span text:style-name="T33">@Test<text:line-break/> <text:s text:c="3"/></text:span><text:span text:style-name="T31">void </text:span><text:span text:style-name="T34">createFromString</text:span><text:span text:style-name="T32">() {<text:line-break/> <text:s text:c="7"/>SpyterText text = </text:span><text:span text:style-name="T31">new </text:span><text:span text:style-name="T32">SpyterText(</text:span><text:span text:style-name="T31">new </text:span><text:span text:style-name="T32">MockCharacterDomain(), </text:span><text:span text:style-name="T35">"ab"</text:span><text:span text:style-name="T32">);<text:line-break/> <text:s text:c="7"/>List&lt;SpyterCharacter&gt; expectedCharacters = List.</text:span><text:span text:style-name="T36">of</text:span><text:span text:style-name="T32">(<text:line-break/> <text:s text:c="15"/>SpyterCharacter.</text:span><text:span text:style-name="T36">tryFrom</text:span><text:span text:style-name="T32">(</text:span><text:span text:style-name="T31">new </text:span><text:span text:style-name="T32">MockCharacterDomain(),</text:span><text:span text:style-name="T35">'a'</text:span><text:span text:style-name="T32">).get(),<text:line-break/> <text:s text:c="15"/>SpyterCharacter.</text:span><text:span text:style-name="T36">tryFrom</text:span><text:span text:style-name="T32">(</text:span><text:span text:style-name="T31">new </text:span><text:span text:style-name="T32">MockCharacterDomain(),</text:span><text:span text:style-name="T35">'b'</text:span><text:span text:style-name="T32">).get()<text:line-break/> <text:s text:c="7"/>);<text:line-break/> <text:s text:c="7"/></text:span><text:span text:style-name="T31">assert</text:span><text:span text:style-name="T32">(text.getCharacters().equals(expectedCharacters));<text:line-break/> <text:s text:c="3"/>}<text:line-break/></text:span><text:soft-page-break/><text:span text:style-name="T32"><text:line-break/> <text:s text:c="3"/></text:span><text:span text:style-name="T33">@Test<text:line-break/> <text:s text:c="3"/></text:span><text:span text:style-name="T31">void </text:span><text:span text:style-name="T34">getCharacters</text:span><text:span text:style-name="T32">() {<text:line-break/> <text:s text:c="7"/>SpyterText text = </text:span><text:span text:style-name="T31">new </text:span><text:span text:style-name="T32">SpyterText(</text:span><text:span text:style-name="T31">new </text:span><text:span text:style-name="T32">MockCharacterDomain(), </text:span><text:span text:style-name="T35">"ab"</text:span><text:span text:style-name="T32">);<text:line-break/> <text:s text:c="7"/></text:span><text:span text:style-name="T31">assert </text:span><text:span text:style-name="T32">text.getCharacters().size() == </text:span><text:span text:style-name="T39">2</text:span><text:span text:style-name="T32">;<text:line-break/> <text:s text:c="7"/></text:span><text:span text:style-name="T31">assert </text:span><text:span text:style-name="T32">text.getCharacters().get(</text:span><text:span text:style-name="T39">0</text:span><text:span text:style-name="T32">).getValue() == </text:span><text:span text:style-name="T35">'a'</text:span><text:span text:style-name="T32">;<text:line-break/> <text:s text:c="7"/></text:span><text:span text:style-name="T31">assert </text:span><text:span text:style-name="T32">text.getCharacters().get(</text:span><text:span text:style-name="T39">1</text:span><text:span text:style-name="T32">).getValue() == </text:span><text:span text:style-name="T35">'b'</text:span><text:span text:style-name="T32">;<text:line-break/> <text:s text:c="3"/>}<text:line-break/><text:line-break/> <text:s text:c="3"/></text:span><text:span text:style-name="T31">class </text:span><text:span text:style-name="T32">MockCharacterDomain </text:span><text:span text:style-name="T31">implements </text:span><text:span text:style-name="T32">CharacterDomain {<text:line-break/><text:line-break/> <text:s text:c="7"/></text:span><text:span text:style-name="T33">@Override<text:line-break/> <text:s text:c="7"/></text:span><text:span text:style-name="T31">public boolean </text:span><text:span text:style-name="T34">isDelimiter</text:span><text:span text:style-name="T32">(</text:span><text:span text:style-name="T31">char </text:span><text:span text:style-name="T32">character) {<text:line-break/> <text:s text:c="11"/></text:span><text:span text:style-name="T31">return </text:span><text:span text:style-name="T32">character == </text:span><text:span text:style-name="T35">' '</text:span><text:span text:style-name="T32">;<text:line-break/> <text:s text:c="7"/>}<text:line-break/><text:line-break/> <text:s text:c="7"/></text:span><text:span text:style-name="T33">@Override<text:line-break/> <text:s text:c="7"/></text:span><text:span text:style-name="T31">public boolean </text:span><text:span text:style-name="T34">isDomainCharacter</text:span><text:span text:style-name="T32">(</text:span><text:span text:style-name="T31">char </text:span><text:span text:style-name="T32">character) {<text:line-break/> <text:s text:c="11"/></text:span><text:span text:style-name="T31">return </text:span><text:span text:style-name="T32">List.</text:span><text:span text:style-name="T36">of</text:span><text:span text:style-name="T32">(</text:span><text:span text:style-name="T35">'a'</text:span><text:span text:style-name="T32">,</text:span><text:span text:style-name="T35">'b'</text:span><text:span text:style-name="T32">,</text:span><text:span text:style-name="T35">'c'</text:span><text:span text:style-name="T32">,</text:span><text:span text:style-name="T35">'d'</text:span><text:span text:style-name="T32">,</text:span><text:span text:style-name="T35">' '</text:span><text:span text:style-name="T32">).contains(character);<text:line-break/> <text:s text:c="7"/>}<text:line-break/><text:line-break/> <text:s text:c="7"/></text:span><text:span text:style-name="T33">@Override<text:line-break/> <text:s text:c="7"/></text:span><text:span text:style-name="T31">public </text:span><text:span text:style-name="T32">KeyStrokeCount </text:span><text:span text:style-name="T34">keyStrokeOfCharacter</text:span><text:span text:style-name="T32">(SpyterCharacter character) {<text:line-break/> <text:s text:c="11"/></text:span><text:span text:style-name="T31">throw new </text:span><text:span text:style-name="T32">UnsupportedOperationException(</text:span><text:span text:style-name="T35">"Not implemented"</text:span><text:span text:style-name="T32">);<text:line-break/> <text:s text:c="7"/>}<text:line-break/></text:span></text:p>
      <text:p text:style-name="P2"/>
      <text:p text:style-name="Heading_20_4">Nachher:</text:p>
      <text:p text:style-name="P46" loext:marker-style-name="T30"><text:span text:style-name="T31">class </text:span><text:span text:style-name="T32">SpyterCharacterTest {<text:line-break/><text:line-break/> <text:s text:c="3"/></text:span><text:span text:style-name="T33">@Test<text:line-break/> <text:s text:c="3"/></text:span><text:span text:style-name="T31">void </text:span><text:span text:style-name="T34">getValue</text:span><text:span text:style-name="T32">() {<text:line-break/> <text:s text:c="7"/></text:span><text:span text:style-name="T31">char </text:span><text:span text:style-name="T32">c = </text:span><text:span text:style-name="T35">'a'</text:span><text:span text:style-name="T32">;<text:line-break/> <text:s text:c="7"/>SpyterCharacter spyterCharacter = SpyterCharacter.</text:span><text:span text:style-name="T36">tryFrom</text:span><text:span text:style-name="T32">(</text:span><text:span text:style-name="T31">new </text:span><text:span text:style-name="T32">FakeCharacterDomain(List.</text:span><text:span text:style-name="T36">of</text:span><text:span text:style-name="T32">(c)), c).get();<text:line-break/> <text:s text:c="7"/></text:span><text:span text:style-name="T31">assert</text:span><text:span text:style-name="T32">(c == spyterCharacter.getValue());<text:line-break/> <text:s text:c="3"/>}<text:line-break/>}</text:span></text:p>
      <text:p text:style-name="P47"/>
      <text:p text:style-name="P47"/>
      <text:p text:style-name="P46" loext:marker-style-name="T30"><text:span text:style-name="T31">class </text:span><text:span text:style-name="T32">SpyterTextTest {<text:line-break/><text:line-break/><text:line-break/> </text:span><text:span text:style-name="T33">@Test<text:line-break/> </text:span><text:span text:style-name="T31">void </text:span><text:span text:style-name="T34">getWords</text:span><text:span text:style-name="T32">() {<text:line-break/> SpyterText text = </text:span><text:span text:style-name="T31">new </text:span><text:span text:style-name="T32">SpyterText(</text:span><text:span text:style-name="T31">new </text:span><text:span text:style-name="T32">FakeCharacterDomain(List.</text:span><text:span text:style-name="T36">of</text:span><text:span text:style-name="T32">(</text:span><text:span text:style-name="T35">'a'</text:span><text:span text:style-name="T32">,</text:span><text:span text:style-name="T35">'b'</text:span><text:span text:style-name="T32">,</text:span><text:span text:style-name="T35">'c'</text:span><text:span text:style-name="T32">,</text:span><text:span text:style-name="T35">'d'</text:span><text:span text:style-name="T32">,</text:span><text:span text:style-name="T35">' '</text:span><text:span text:style-name="T32">)), </text:span><text:span text:style-name="T35">"ab cd"</text:span><text:span text:style-name="T32">);<text:line-break/> List&lt;SpyterCharacter&gt; characters = text.getCharacters();<text:line-break/> List&lt;SpyterWord&gt; expectedWords = List.</text:span><text:span text:style-name="T36">of</text:span><text:span text:style-name="T32">(<text:line-break/> </text:span><text:span text:style-name="T31">new </text:span><text:span text:style-name="T32">SpyterWord(List.</text:span><text:span text:style-name="T36">of</text:span><text:span text:style-name="T32">(characters.get(</text:span><text:span text:style-name="T39">0</text:span><text:span text:style-name="T32">), characters.get(</text:span><text:span text:style-name="T39">1</text:span><text:span text:style-name="T32">), characters.get(</text:span><text:span text:style-name="T39">2</text:span><text:span text:style-name="T32">))),<text:line-break/> </text:span><text:span text:style-name="T31">new </text:span><text:span text:style-name="T32">SpyterWord(List.</text:span><text:span text:style-name="T36">of</text:span><text:span text:style-name="T32">(characters.get(</text:span><text:span text:style-name="T39">3</text:span><text:span text:style-name="T32">), characters.get(</text:span><text:span text:style-name="T39">4</text:span><text:span text:style-name="T32">)))<text:line-break/> );<text:line-break/> </text:span><text:span text:style-name="T31">assert</text:span><text:span text:style-name="T32">(text.getWords().equals(expectedWords));<text:line-break/> }<text:line-break/><text:line-break/> </text:span><text:span text:style-name="T33">@Test<text:line-break/> </text:span><text:span text:style-name="T31">void </text:span><text:span text:style-name="T34">createFromString</text:span><text:span text:style-name="T32">() {<text:line-break/></text:span><text:soft-page-break/><text:span text:style-name="T32"> SpyterText text = </text:span><text:span text:style-name="T31">new </text:span><text:span text:style-name="T32">SpyterText(</text:span><text:span text:style-name="T31">new </text:span><text:span text:style-name="T32">FakeCharacterDomain(List.</text:span><text:span text:style-name="T36">of</text:span><text:span text:style-name="T32">(</text:span><text:span text:style-name="T35">'a'</text:span><text:span text:style-name="T32">,</text:span><text:span text:style-name="T35">'b'</text:span><text:span text:style-name="T32">,</text:span><text:span text:style-name="T35">'c'</text:span><text:span text:style-name="T32">,</text:span><text:span text:style-name="T35">'d'</text:span><text:span text:style-name="T32">,</text:span><text:span text:style-name="T35">' '</text:span><text:span text:style-name="T32">)), </text:span><text:span text:style-name="T35">"ab"</text:span><text:span text:style-name="T32">);<text:line-break/> List&lt;SpyterCharacter&gt; expectedCharacters = List.</text:span><text:span text:style-name="T36">of</text:span><text:span text:style-name="T32">(<text:line-break/> <text:s text:c="15"/>SpyterCharacter.</text:span><text:span text:style-name="T36">tryFrom</text:span><text:span text:style-name="T32">(</text:span><text:span text:style-name="T31">new </text:span><text:span text:style-name="T32">FakeCharacterDomain(List.</text:span><text:span text:style-name="T36">of</text:span><text:span text:style-name="T32">(</text:span><text:span text:style-name="T35">'a'</text:span><text:span text:style-name="T32">,</text:span><text:span text:style-name="T35">'b'</text:span><text:span text:style-name="T32">)),</text:span><text:span text:style-name="T35">'a'</text:span><text:span text:style-name="T32">).get(),<text:line-break/> <text:s text:c="15"/>SpyterCharacter.</text:span><text:span text:style-name="T36">tryFrom</text:span><text:span text:style-name="T32">(</text:span><text:span text:style-name="T31">new </text:span><text:span text:style-name="T32">FakeCharacterDomain(List.</text:span><text:span text:style-name="T36">of</text:span><text:span text:style-name="T32">(</text:span><text:span text:style-name="T35">'a'</text:span><text:span text:style-name="T32">,</text:span><text:span text:style-name="T35">'b'</text:span><text:span text:style-name="T32">)),</text:span><text:span text:style-name="T35">'b'</text:span><text:span text:style-name="T32">).get()<text:line-break/> <text:s text:c="7"/>);<text:line-break/> <text:s text:c="7"/></text:span><text:span text:style-name="T31">assert</text:span><text:span text:style-name="T32">(text.getCharacters().equals(expectedCharacters));<text:line-break/> <text:s text:c="3"/>}<text:line-break/><text:line-break/> <text:s text:c="3"/></text:span><text:span text:style-name="T33">@Test<text:line-break/> <text:s text:c="3"/></text:span><text:span text:style-name="T31">void </text:span><text:span text:style-name="T34">getCharacters</text:span><text:span text:style-name="T32">() {<text:line-break/> <text:s text:c="7"/>SpyterText text = </text:span><text:span text:style-name="T31">new </text:span><text:span text:style-name="T32">SpyterText(</text:span><text:span text:style-name="T31">new </text:span><text:span text:style-name="T32">FakeCharacterDomain(List.</text:span><text:span text:style-name="T36">of</text:span><text:span text:style-name="T32">(</text:span><text:span text:style-name="T35">'a'</text:span><text:span text:style-name="T32">,</text:span><text:span text:style-name="T35">'b'</text:span><text:span text:style-name="T32">,</text:span><text:span text:style-name="T35">' '</text:span><text:span text:style-name="T32">)), </text:span><text:span text:style-name="T35">"ab"</text:span><text:span text:style-name="T32">);<text:line-break/> <text:s text:c="7"/></text:span><text:span text:style-name="T31">assert </text:span><text:span text:style-name="T32">text.getCharacters().size() == </text:span><text:span text:style-name="T39">2</text:span><text:span text:style-name="T32">;<text:line-break/> <text:s text:c="7"/></text:span><text:span text:style-name="T31">assert </text:span><text:span text:style-name="T32">text.getCharacters().get(</text:span><text:span text:style-name="T39">0</text:span><text:span text:style-name="T32">).getValue() == </text:span><text:span text:style-name="T35">'a'</text:span><text:span text:style-name="T32">;<text:line-break/> <text:s text:c="7"/></text:span><text:span text:style-name="T31">assert </text:span><text:span text:style-name="T32">text.getCharacters().get(</text:span><text:span text:style-name="T39">1</text:span><text:span text:style-name="T32">).getValue() == </text:span><text:span text:style-name="T35">'b'</text:span><text:span text:style-name="T32">;<text:line-break/> <text:s text:c="3"/>}<text:line-break/><text:line-break/>}</text:span></text:p>
      <text:p text:style-name="P47"/>
      <text:p text:style-name="P46" loext:marker-style-name="T30"><text:span text:style-name="T38"><text:line-break/></text:span><text:span text:style-name="T31">public class </text:span><text:span text:style-name="T32">FakeCharacterDomain </text:span><text:span text:style-name="T31">implements </text:span><text:span text:style-name="T32">CharacterDomain {<text:line-break/><text:line-break/> <text:s text:c="3"/></text:span><text:span text:style-name="T31">boolean </text:span><text:span text:style-name="T37">acceptsAllCharacters</text:span><text:span text:style-name="T32">;<text:line-break/> <text:s text:c="3"/>List&lt;Character&gt; </text:span><text:span text:style-name="T37">allowedCharacters</text:span><text:span text:style-name="T32">;<text:line-break/><text:line-break/> <text:s text:c="3"/></text:span><text:span text:style-name="T31">public </text:span><text:span text:style-name="T34">FakeCharacterDomain</text:span><text:span text:style-name="T32">() {<text:line-break/> <text:s text:c="7"/></text:span><text:span text:style-name="T31">this</text:span><text:span text:style-name="T32">.</text:span><text:span text:style-name="T37">acceptsAllCharacters </text:span><text:span text:style-name="T32">= </text:span><text:span text:style-name="T31">true</text:span><text:span text:style-name="T32">;<text:line-break/> <text:s text:c="3"/>}<text:line-break/><text:line-break/> <text:s text:c="3"/></text:span><text:span text:style-name="T31">public </text:span><text:span text:style-name="T34">FakeCharacterDomain</text:span><text:span text:style-name="T32">(List&lt;Character&gt; allowedCharacters) {<text:line-break/> <text:s text:c="7"/></text:span><text:span text:style-name="T31">this</text:span><text:span text:style-name="T32">.</text:span><text:span text:style-name="T37">allowedCharacters </text:span><text:span text:style-name="T32">= allowedCharacters;<text:line-break/> <text:s text:c="3"/>}<text:line-break/><text:line-break/> <text:s text:c="3"/></text:span><text:span text:style-name="T33">@Override<text:line-break/> <text:s text:c="3"/></text:span><text:span text:style-name="T31">public boolean </text:span><text:span text:style-name="T34">isDelimiter</text:span><text:span text:style-name="T32">(</text:span><text:span text:style-name="T31">char </text:span><text:span text:style-name="T32">character) {<text:line-break/> <text:s text:c="7"/></text:span><text:span text:style-name="T31">return </text:span><text:span text:style-name="T35">' ' </text:span><text:span text:style-name="T32">== character;<text:line-break/> <text:s text:c="3"/>}<text:line-break/><text:line-break/> <text:s text:c="3"/></text:span><text:span text:style-name="T33">@Override<text:line-break/> <text:s text:c="3"/></text:span><text:span text:style-name="T31">public boolean </text:span><text:span text:style-name="T34">isDomainCharacter</text:span><text:span text:style-name="T32">(</text:span><text:span text:style-name="T31">char </text:span><text:span text:style-name="T32">character) {<text:line-break/> <text:s text:c="7"/></text:span><text:span text:style-name="T31">return </text:span><text:span text:style-name="T37">acceptsAllCharacters </text:span><text:span text:style-name="T32">|| </text:span><text:span text:style-name="T37">allowedCharacters</text:span><text:span text:style-name="T32">.contains(character);<text:line-break/> <text:s text:c="3"/>}<text:line-break/><text:line-break/> <text:s text:c="3"/></text:span><text:span text:style-name="T33">@Override<text:line-break/> <text:s text:c="3"/></text:span><text:span text:style-name="T31">public </text:span><text:span text:style-name="T32">KeyStrokeCount </text:span><text:span text:style-name="T34">keyStrokeOfCharacter</text:span><text:span text:style-name="T32">(SpyterCharacter character) {<text:line-break/> <text:s text:c="7"/></text:span><text:span text:style-name="T31">throw new </text:span><text:span text:style-name="T32">UnsupportedOperationException(</text:span><text:span text:style-name="T35">"Not implemented"</text:span><text:span text:style-name="T32">);<text:line-break/> <text:s text:c="3"/>}<text:line-break/>}</text:span></text:p>
      <text:p text:style-name="P47"/>
      <text:list text:style-name="L22">
        <text:list-item>
          <text:p text:style-name="P48">Kapitel 5: Unit Tests</text:p>
        </text:list-item>
        <text:list-item>
          <text:p text:style-name="P49">10 Unit Tests</text:p>
        </text:list-item>
      </text:list>
      <text:p text:style-name="P6"><text:span text:style-name="T21">[Nennung von 10 Unit-Tests und Beschreibung, was getestet wird]</text:span><text:span text:style-name="T22"/></text:p>
      <table:table table:name="Tabelle1" table:style-name="Tabelle1">
        <table:table-column table:style-name="Tabelle1.A"/>
        <table:table-column table:style-name="Tabelle1.B"/>
        <table:table-row>
          <table:table-cell table:style-name="Tabelle1.A1" office:value-type="string">
            <text:p text:style-name="P50">Unit Test</text:p>
          </table:table-cell>
          <table:table-cell table:style-name="Tabelle1.B1" office:value-type="string">
            <text:p text:style-name="P50">Beschreibung</text:p>
          </table:table-cell>
        </table:table-row>
        <text:soft-page-break/>
        <table:table-row>
          <table:table-cell table:style-name="Tabelle1.A2" office:value-type="string">
            <text:p text:style-name="P51">SpyterTextTest#getWords<text:span text:style-name="T40"/></text:p>
          </table:table-cell>
          <table:table-cell table:style-name="Tabelle1.B2" office:value-type="string">
            <text:p text:style-name="P50">Wird der SpyterText korrekt in seine Wörter zerlegt?</text:p>
          </table:table-cell>
        </table:table-row>
        <table:table-row>
          <table:table-cell table:style-name="Tabelle1.A2" office:value-type="string">
            <text:p text:style-name="P50">TextProgressTest#advance_shouldIncrementProgressIndex</text:p>
          </table:table-cell>
          <table:table-cell table:style-name="Tabelle1.B2" office:value-type="string">
            <text:p text:style-name="P50">Gibt die isFinished Methode genau dann true zurück, wenn der Text fertig getippt wurde?</text:p>
          </table:table-cell>
        </table:table-row>
        <table:table-row>
          <table:table-cell table:style-name="Tabelle1.A2" office:value-type="string">
            <text:p text:style-name="P50">TextProgressTest#advance_shouldRecordCorrectionType</text:p>
          </table:table-cell>
          <table:table-cell table:style-name="Tabelle1.B2" office:value-type="string">
            <text:p text:style-name="P50">Wird der CorrectionType beim advance Aufruf korrkt aufgezeichnet?</text:p>
          </table:table-cell>
        </table:table-row>
        <table:table-row>
          <table:table-cell table:style-name="Tabelle1.A2" office:value-type="string">
            <text:p text:style-name="P50">TextProgressTest#isNextChar_shouldReturnTrueForMatchingCharacter</text:p>
          </table:table-cell>
          <table:table-cell table:style-name="Tabelle1.B2" office:value-type="string">
            <text:p text:style-name="P50">Gibt die isNextChar Methode genau dann true zurück, wenn das übergebene Zeichen das nächste im Text ist?</text:p>
          </table:table-cell>
        </table:table-row>
        <table:table-row>
          <table:table-cell table:style-name="Tabelle1.A2" office:value-type="string">
            <text:p text:style-name="P50">TextProgressTest#isNextChar_shouldReturnCorrectCharacterAfterAdvance</text:p>
          </table:table-cell>
          <table:table-cell table:style-name="Tabelle1.B2" office:value-type="string">
            <text:p text:style-name="P50">Reagiert die isNextChar Mathode korrekt auf einen vorhergehenden Aufruf von advance?</text:p>
          </table:table-cell>
        </table:table-row>
        <table:table-row>
          <table:table-cell table:style-name="Tabelle1.A2" office:value-type="string">
            <text:p text:style-name="P50">TextProgressTest#removeLastChar_shouldDecrementProgressIndex</text:p>
          </table:table-cell>
          <table:table-cell table:style-name="Tabelle1.B2" office:value-type="string">
            <text:p text:style-name="P50">Wird nach Aufruf der removeLastChar Methode das vorhergehende Zeichen betrachtet?</text:p>
          </table:table-cell>
        </table:table-row>
        <table:table-row>
          <table:table-cell table:style-name="Tabelle1.A2" office:value-type="string">
            <text:p text:style-name="P50">TextProgressTest#removeLastChar_shouldRemoveCorrectionFromList</text:p>
          </table:table-cell>
          <table:table-cell table:style-name="Tabelle1.B2" office:value-type="string">
            <text:p text:style-name="P50">Wird das Correction Element aus der Liste entfernt, wenn die removeLastChar Methode aufgerufen wird?</text:p>
          </table:table-cell>
        </table:table-row>
        <table:table-row>
          <table:table-cell table:style-name="Tabelle1.A2" office:value-type="string">
            <text:p text:style-name="P50">TextProgressTest#removeLastChar_shouldDoNothingAtBeginning</text:p>
          </table:table-cell>
          <table:table-cell table:style-name="Tabelle1.B2" office:value-type="string">
            <text:p text:style-name="P50">Macht die removeLastChar Methode nichts zu Beginn des Textes?</text:p>
          </table:table-cell>
        </table:table-row>
        <table:table-row>
          <table:table-cell table:style-name="Tabelle1.A2" office:value-type="string">
            <text:p text:style-name="P50">TextProgress#isFinished_shouldReturnFalseAfterRemoveLastChar</text:p>
          </table:table-cell>
          <table:table-cell table:style-name="Tabelle1.B2" office:value-type="string">
            <text:p text:style-name="P50">Gibt die isFinished Methode false zurück, wenn das letzte Zeichen wieder entfernt wurde?</text:p>
          </table:table-cell>
        </table:table-row>
        <table:table-row table:style-name="Tabelle1.11">
          <table:table-cell table:style-name="Tabelle1.A2" office:value-type="string">
            <text:p text:style-name="P50">TextProgress#getTypedText_shouldReturnCorrectText</text:p>
          </table:table-cell>
          <table:table-cell table:style-name="Tabelle1.B2" office:value-type="string">
            <text:p text:style-name="P50">Gibt die getTypedText Methode den Korrekten Text mit entsprechend eingetragenen CorrectionTypes zurück?</text:p>
          </table:table-cell>
        </table:table-row>
      </table:table>
      <text:p text:style-name="P6"><text:span text:style-name="T20"/></text:p>
      <text:list text:style-name="L23">
        <text:list-item>
          <text:p text:style-name="P52"><text:tab/>ATRIP: Automatic</text:p>
        </text:list-item>
      </text:list>
      <text:p text:style-name="P35">[Begründung/Erläuterung, wie ‘Automatic’ realisiert wurde]</text:p>
      <text:p text:style-name="P9">Im Wurzelverzeichnis vom Repository können alle Tests mit Hilfe von Maven ausgeführt werden. Dafür muss der nur Terminal-Befehl <text:span text:style-name="T41">mvn test</text:span> ausgeführt werden.</text:p>
      <text:list text:style-name="L24">
        <text:list-item>
          <text:p text:style-name="P53">ATRIP: Thorough</text:p>
        </text:list-item>
      </text:list>
      <text:p text:style-name="P6"><text:span text:style-name="T21">[jeweils 1 positives und negatives Beispiel zu ‘Thorough’; jeweils Code-Beispiel, Analyse und Begründung, was professionell/nicht professionell ist]</text:span><text:span text:style-name="T22"/></text:p>
      <text:list text:style-name="L25">
        <text:list-item>
          <text:p text:style-name="P54">ATRIP: Professional</text:p>
        </text:list-item>
      </text:list>
      <text:p text:style-name="P9"><text:span text:style-name="T22">[jeweils 1 positives und negatives Beispiel zu ‘Professional’; jeweils Code-Beispiel, Analyse und Begründung, was professionell/nicht professionell ist]</text:span><text:span text:style-name="T22"/></text:p>
      <text:list text:style-name="L26">
        <text:list-item>
          <text:p text:style-name="P55">Code Coverage</text:p>
        </text:list-item>
      </text:list>
      <text:p text:style-name="P6"><text:soft-page-break/><text:span text:style-name="T21">[Code Coverage im Projekt analysieren und begründen]</text:span><text:span text:style-name="T22"/></text:p>
      <text:list text:style-name="L27">
        <text:list-item>
          <text:p text:style-name="P56">Fakes und Mocks</text:p>
        </text:list-item>
      </text:list>
      <text:p text:style-name="P6"><text:span text:style-name="T21">[Analyse und Begründung des Einsatzes von 2 Fake/Mock-Objekten; zusätzlich jeweils UML Diagramm der Klasse]</text:span><text:span text:style-name="T22"/></text:p>
      <text:p text:style-name="P6">Beispiel 1:<text:span text:style-name="T20"/></text:p>
      <text:p text:style-name="P18">Fake der CharacterDomain, um die Konstruktion eines SpyterCharacters zu testen. <text:span text:style-name="T24"/></text:p>
      <text:p text:style-name="P18">In der TextProgressTest Klasse ist ein Fake der CharacterDomain, die alle Zeichen zulässt und nur das Leerzeichen als Trennsymbol markiert. So sind die Tests unabhängig von einer realen Character Domain, die sich häufig ändern kann. <text:span text:style-name="T24"/></text:p>
      <text:p text:style-name="P6">Beispiel 2:<text:span text:style-name="T20"/></text:p>
      <text:p text:style-name="P18"><text:span text:style-name="T24"/></text:p>
      <text:list text:style-name="L28">
        <text:list-item>
          <text:p text:style-name="P57">Kapitel 6: Domain Driven Design</text:p>
        </text:list-item>
        <text:list-item>
          <text:p text:style-name="P58">Ubiquitous Language</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59">Bezeichung<text:span text:style-name="T42"/></text:p>
          </table:table-cell>
          <table:table-cell table:style-name="Tabelle2.A1" office:value-type="string">
            <text:p text:style-name="P59">Bedeutung<text:span text:style-name="T42"/></text:p>
          </table:table-cell>
          <table:table-cell table:style-name="Tabelle2.A1" office:value-type="string">
            <text:p text:style-name="P59">Begründung<text:span text:style-name="T42"/></text:p>
          </table:table-cell>
        </table:table-row>
        <table:table-row>
          <table:table-cell table:style-name="Tabelle2.A1" office:value-type="string">
            <text:p text:style-name="P60"><text:span text:style-name="T43">Wörter</text:span><text:span text:style-name="T44"/></text:p>
            <text:p text:style-name="P61"/>
          </table:table-cell>
          <table:table-cell table:style-name="Tabelle2.A1" office:value-type="string">
            <text:p text:style-name="P62"><text:span text:style-name="T45">Zeichenkette, abgetrennt durch Trennzeichen – wobei Trennzeichen nicht als Teil des Wortes betrachtet werden</text:span><text:span text:style-name="T46"/></text:p>
          </table:table-cell>
          <table:table-cell table:style-name="Tabelle2.A1" office:value-type="string">
            <text:p text:style-name="P61">Um Statistiken über die Wortanzahl bzw. Geschwindigkeit beim Tippen von Wörtern aufzustellen.</text:p>
          </table:table-cell>
        </table:table-row>
        <table:table-row>
          <table:table-cell table:style-name="Tabelle2.A1" office:value-type="string">
            <text:p text:style-name="P63">Trennzeichen</text:p>
          </table:table-cell>
          <table:table-cell table:style-name="Tabelle2.A1" office:value-type="string">
            <text:p text:style-name="P62"><text:span text:style-name="T45">Zeichen, das die Grenze von Wörtern markiert</text:span><text:span text:style-name="T46"/></text:p>
          </table:table-cell>
          <table:table-cell table:style-name="Tabelle2.A1" office:value-type="string">
            <text:p text:style-name="P61">Um Wörter aus einem Text zu extrahieren und so die Statistiken über Wörter aufzustellen.</text:p>
          </table:table-cell>
        </table:table-row>
        <table:table-row>
          <table:table-cell table:style-name="Tabelle2.A1" office:value-type="string">
            <text:p text:style-name="P60"><text:span text:style-name="T43">Text</text:span><text:span text:style-name="T44"/></text:p>
          </table:table-cell>
          <table:table-cell table:style-name="Tabelle2.A1" office:value-type="string">
            <text:p text:style-name="P60"><text:span text:style-name="T43">eine Folge von Zeichen</text:span><text:span text:style-name="T44"/></text:p>
            <text:p text:style-name="P61"/>
          </table:table-cell>
          <table:table-cell table:style-name="Tabelle2.A1" office:value-type="string">
            <text:p text:style-name="P61">Während einer Übung müssen mehrere Zeichen getippt werden. So werden diese Zusammengefasst und abstrahiert</text:p>
          </table:table-cell>
        </table:table-row>
        <table:table-row>
          <table:table-cell table:style-name="Tabelle2.A1" office:value-type="string">
            <text:p text:style-name="P60"><text:span text:style-name="T43">Zeichen</text:span><text:span text:style-name="T44"/></text:p>
            <text:p text:style-name="P61"/>
          </table:table-cell>
          <table:table-cell table:style-name="Tabelle2.A1" office:value-type="string">
            <text:p text:style-name="P60"><text:span text:style-name="T43">ein UTF-8-codiertes Zeichen</text:span><text:span text:style-name="T44"/></text:p>
          </table:table-cell>
          <table:table-cell table:style-name="Tabelle2.A1" office:value-type="string">
            <text:p text:style-name="P61">Die Übungen werden Zeichenweise korrigiert. Somit ist ein solches Zeichen elementar für die Domäne. </text:p>
          </table:table-cell>
        </table:table-row>
      </table:table>
      <text:p text:style-name="P6"><text:span text:style-name="T20"/></text:p>
      <text:list text:style-name="L29">
        <text:list-item>
          <text:p text:style-name="P64">Entities</text:p>
        </text:list-item>
      </text:list>
      <text:p text:style-name="P35">[UML, Beschreibung und Begründung des Einsatzes einer Entity; falls keine Entity vorhanden: ausführliche Begründung, warum es keines geben kann/hier nicht sinnvoll ist]</text:p>
      <text:list text:style-name="L30">
        <text:list-item>
          <text:p text:style-name="P65">Value Objects</text:p>
        </text:list-item>
      </text:list>
      <text:p text:style-name="P9">Klasse: KeyStrokeCount</text:p>
      <text:p text:style-name="P9"><text:soft-page-break/>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6"><text:span text:style-name="T21">[UML]</text:span><text:span text:style-name="T22"/></text:p>
      <text:list text:style-name="L31">
        <text:list-item>
          <text:p text:style-name="P66">Repositories</text:p>
        </text:list-item>
      </text:list>
      <text:p text:style-name="P6"><text:span text:style-name="T21">[UML, Beschreibung und Begründung des Einsatzes eines Repositories; falls kein Repository vorhanden: ausführliche Begründung, warum es keines geben kann/hier nicht sinnvoll ist]</text:span><text:span text:style-name="T22"/></text:p>
      <text:list text:style-name="L32">
        <text:list-item>
          <text:p text:style-name="P67">[TOBI]</text:p>
        </text:list-item>
      </text:list>
      <text:p text:style-name="P9"/>
      <text:list text:style-name="L33">
        <text:list-item>
          <text:p text:style-name="P68">Aggregates</text:p>
        </text:list-item>
      </text:list>
      <text:p text:style-name="P6"><text:span text:style-name="T21">[UML, Beschreibung und Begründung des Einsatzes eines Aggregates; falls kein Aggregate vorhanden: ausführliche Begründung, warum es keines geben kann/hier nicht sinnvoll ist]</text:span><text:span text:style-name="T22"/></text:p>
      <text:p text:style-name="P69"/>
      <text:p text:style-name="P70">Die Klasse <text:span text:style-name="T47">TypedText</text:span><text:span text:style-name="T48"> enthälte einen SpyterText und eine Liste von CharacterCorrectionTypes. Indem diese beiden Komponenten aggregiert werden, kann die Klasse Aussagen </text:span><text:span text:style-name="T49">treffen, für die beide Komponenten in Kombination betrachtet werden müssen. Dazu gehört die Ermittlung der Anzahl korrekter Zeichen im Text. </text:span></text:p>
      <text:list text:style-name="L34">
        <text:list-item>
          <text:p text:style-name="P71">Kapitel 7: Refactoring</text:p>
        </text:list-item>
        <text:list-item>
          <text:p text:style-name="P72">Code Smells</text:p>
        </text:list-item>
      </text:list>
      <text:p text:style-name="P9"><text:span text:style-name="T22">[jeweils 1 Code-Beispiel zu 2 Code Smells aus der Vorlesung; jeweils Code-Beispiel und einen möglichen Lösungsweg bzw. den genommen Lösungsweg beschreiben (inkl.</text:span><text:span text:style-name="T21"> </text:span><text:span text:style-name="T22">(Pseudo-)Code)]</text:span></text:p>
      <text:list text:style-name="L35">
        <text:list-item>
          <text:p text:style-name="P73">2 Refactorings<text:span text:style-name="T24"/></text:p>
        </text:list-item>
      </text:list>
      <text:p text:style-name="P6"><text:span text:style-name="T21">[2 unterschiedliche Refactorings aus der Vorlesung anwenden, begründen, sowie UML vorher/nachher liefern; jeweils auf die Commits verweisen]</text:span><text:span text:style-name="T22"/></text:p>
      <text:p text:style-name="P18"><text:span text:style-name="T24"/></text:p>
      <text:list text:style-name="L36">
        <text:list-item>
          <text:p text:style-name="P74">Kapitel 8: Entwurfsmuster</text:p>
        </text:list-item>
      </text:list>
      <text:p text:style-name="P9"><text:span text:style-name="T22">[2 unterschiedliche Entwurfsmuster aus der Vorlesung (oder nach Absprache auch andere) jeweils sinnvoll einsetzen, begründen und UML-Diagramm]</text:span><text:span text:style-name="T22"/></text:p>
      <text:list text:style-name="L37">
        <text:list-item>
          <text:p text:style-name="P75">Entwurfsmuster: <text:span text:style-name="T50">Strategie</text:span></text:p>
        </text:list-item>
      </text:list>
      <text:p text:style-name="P76"><text:soft-page-break/><text:span text:style-name="T47">Interface</text:span>: <text:span text:style-name="T51">Corrector</text:span></text:p>
      <text:p text:style-name="P76"><text:span text:style-name="T47">KonkreteStrategieA</text:span>: <text:span text:style-name="T51">BlockingCorrector</text:span></text:p>
      <text:p text:style-name="P76"><text:span text:style-name="T47">KonkreteStrategieB</text:span>: <text:span text:style-name="T51">NonBlockingCorrector</text:span></text:p>
      <text:p text:style-name="P76"><text:span text:style-name="T47">Kontext</text:span>: <text:span text:style-name="T51">Exercise</text:span></text:p>
      <text:p text:style-name="P76"><text:span text:style-name="T47">Punkt der Strategiewahl</text:span>: ConfigureExerciseTUI::getGenerator() (→ aufgerufen von ConfigureExercise::configure() )</text:p>
      <text:p text:style-name="P76">Während einer Exercise soll ein gegebener Text abgetippt werden. Dabei sind mehrere Möglichkeiten denkbar, wie mit einem falsch getippten Zeichen umzugehen ist. Dafür bekommt der Corrector bei jedem getippten Zeichen das erwartete und das tatsächlich getippte Zeichen übergeben, <text:span text:style-name="T52">um darauf basierend zu entscheiden, welcher AdvanceType zurückgegeben werden soll. Derzeit gibt es zwei implementierte Corretor-Klassen: Während beide Implementierungen im Falle einer Übereinstimmung von erwartetem und tatsächlichen Zeichen als AdvanceType ADVANCE_CORRECT zurückgeben, gibt der BlockingCorrector HOLD zurück, wenn keine Übereinstimmung besteht wobei der NonBlockingCorrector im Falle fehlender Übereinstimmung ADVANCE_INCORRECT zurückgibt. Inhaltlich bedeutet das, dass man beim BlockingCorrector nicht weitertippen kann, wenn man ein falsches Zeichen eingegeben hat, währned der NonBlocking Corrector erlaubt, dass weiter getippt wird.</text:span></text:p>
      <text:p text:style-name="P77">Als Unterschied zum in der Vorlesung vorgestellten Strategy Pattern wird hier nicht der gesamte Kontext (das Exercise Objekt), sondern nur die beiden relevanten Zeichen übergeben, <text:span text:style-name="T53">da es nicht vorgesehen ist, dass das Exercise Objekt diese direkt nach außen gibt. Man könnte das auch ändern, indem die Exercise Klasse Funktionen anbietet, die das aktuell erwartete sowie das zuletzt getippte Zeichen zurückgibt. Das würde allerdings gegen die Dependency Rule verstoßen, da die Implementierungen des Correctors weiter außen sind als dessen Interface und das Exercise Objekt</text:span></text:p>
      <text:p text:style-name="P78">Ein allgemeiner Nachteil dieses Patterns ist, dass der Anwender die unterschiedlichen Strategien kennen muss. Das ist hier in jedem Fall nötig, da der Corrector explizit vom Nutzer gewählt werden soll. Eine Standard Strategie ist daher nicht nötig, da die Auswahl explizit stattfinden muss und zur Erstellung des Objektes zwingend erforderlich ist.</text:p>
      <text:p text:style-name="P78">Ein großer Vorteil, den das Strategy Pattern hier bietet ist, dass neue Corrector implementierungen sehr leicht implementiert werden können. Dabei reicht es aus, nur in der Adapterschicht (bei der Implementierung der Strategiewahl zur Konfiguration der Exercise) die neuen Implementierungen zu ergänzen.</text:p>
      <text:p text:style-name="P78">Neue Strategien sind auch durchaus denkbar, was den Nutzen dieser Flexibilität rechtfertigt: Man könnte beispielsweise einen Corrector <text:span text:style-name="T54">i</text:span>mplementieren, der <text:span text:style-name="T54">Case-insensitiv agiert – also </text:span><text:span text:style-name="T55">Fehler in der Groß-/Kleinschreibung nicht bemängelt. </text:span></text:p>
      <text:p text:style-name="P9"/>
      <text:list text:style-name="L38">
        <text:list-item>
          <text:p text:style-name="P79">Entwurfsmuster: [Name]</text:p>
        </text:list-item>
      </text:list>
      <text:p text:style-name="P9"><text:s/></text:p>
      <text:p text:style-name="P9"><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lr-tb"/>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Linux_X86_64 LibreOffice_project/8399f6259d8c87f40e7255cdb3c9b958f5e08948</meta:generator>
    <meta:creation-date>2021-07-07T08:33:49Z</meta:creation-date>
    <dc:date>2026-04-11T09:43:29.046450635</dc:date>
    <meta:editing-duration>PT1H14M2S</meta:editing-duration>
    <meta:editing-cycles>20</meta:editing-cycles>
    <meta:document-statistic meta:table-count="2" meta:image-count="0" meta:object-count="0" meta:page-count="15" meta:paragraph-count="203" meta:word-count="3098" meta:character-count="25409" meta:non-whitespace-character-count="21769"/>
  </office:meta>
</office:document-meta>
</file>